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8000000E6FB2BCF4D963A4743.png" manifest:media-type="image/png"/>
  <manifest:file-entry manifest:full-path="Pictures/10000000000004FA000002574631650059EEAA15.png" manifest:media-type="image/png"/>
  <manifest:file-entry manifest:full-path="Pictures/10000000000002630000013B03F7E41ED574F13A.png" manifest:media-type="image/png"/>
  <manifest:file-entry manifest:full-path="Pictures/10000000000001A60000004BFE317962868DACE6.png" manifest:media-type="image/png"/>
  <manifest:file-entry manifest:full-path="Pictures/10000000000001410000004FE22289B32DA79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4.552cm" svg:height="11.544cm" draw:transform="skewX (0.0010471975511966) rotate (0.0010471975511966) translate (1.678cm 6.236cm)">
          <draw:image xlink:href="Pictures/10000000000004FA000002574631650059EEAA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输入：音频波形</text:p>
                      </text:list-item>
                    </text:list>
                  </text:list-item>
                </text:list>
              </text:list-item>
              <text:list-item>
                <text:p>使用CheapTrack估计频谱包络</text:p>
                <text:list>
                  <text:list-item>
                    <text:list>
                      <text:list-item>
                        <text:p>输入：音频波形、F0</text:p>
                      </text:list-item>
                    </text:list>
                  </text:list-item>
                </text:list>
              </text:list-item>
              <text:list-item>
                <text:p>使用PLATINUM估计激励信号（非周期参数）</text:p>
                <text:list>
                  <text:list-item>
                    <text:list>
                      <text:list-item>
                        <text:p>输入：音频波形、F0、频谱包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 Architecture</text:p>
          </draw:text-box>
        </draw:frame>
        <draw:frame draw:style-name="gr2" draw:text-style-name="P2" draw:layer="layout" svg:width="14.369cm" svg:height="7.407cm" svg:x="11.43cm" svg:y="11.643cm">
          <draw:image xlink:href="Pictures/10000000000002630000013B03F7E41ED574F13A.png" xlink:type="simple" xlink:show="embed" xlink:actuate="onLoad">
            <text:p/>
          </draw:image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进行不同截止频率的低通滤波，得到多个滤波信号</text:p>
                      </text:list-item>
                      <text:list-item>
                        <text:p>在每一个滤波信号上计算候选F0和其置信度</text:p>
                        <text:list>
                          <text:list-item>
                            <text:list>
                              <text:list-item>
                                <text:p>标准差-&gt;置信度</text:p>
                              </text:list-item>
                              <text:list-item>
                                <text:p>均值-&gt;候选F0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确定F0</text:p>
                        <text:list>
                          <text:list-item>
                            <text:list>
                              <text:list-item>
                                <text:p>最大置信度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使用CheapTrack估计频谱包络</text:p>
                <text:list>
                  <text:list-item>
                    <text:list>
                      <text:list-item>
                        <text:p>在加窗的波形上计算功率谱</text:p>
                        <text:list>
                          <text:list-item>
                            <text:list>
                              <text:list-item>
                                <text:p>Hanning window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用矩形窗平滑功率谱</text:p>
                      </text:list-item>
                      <text:list-item>
                        <text:p>同态滤波（liftering）</text:p>
                        <text:list>
                          <text:list-item>
                            <text:list>
                              <text:list-item>
                                <text:p>平滑对数功率谱</text:p>
                                <text:p>移除时变成分</text:p>
                              </text:list-item>
                              <text:list-item>
                                <text:p>频谱恢复</text:p>
                              </text:list-item>
                              <text:list-item>
                                <text:p>功率谱的倒谱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924cm" svg:height="1.763cm" svg:x="15.59cm" svg:y="7.497cm">
          <draw:image xlink:href="Pictures/10000000000001A60000004BFE317962868DACE6.png" xlink:type="simple" xlink:show="embed" xlink:actuate="onLoad">
            <text:p/>
          </draw:image>
        </draw:frame>
        <draw:frame draw:style-name="gr2" draw:text-style-name="P2" draw:layer="layout" svg:width="7.548cm" svg:height="1.857cm" svg:x="15.666cm" svg:y="9.373cm">
          <draw:image xlink:href="Pictures/10000000000001410000004FE22289B32DA79F6F.png" xlink:type="simple" xlink:show="embed" xlink:actuate="onLoad">
            <text:p/>
          </draw:image>
        </draw:frame>
        <draw:frame draw:style-name="gr2" draw:text-style-name="P2" draw:layer="layout" svg:width="8.842cm" svg:height="5.408cm" svg:x="15.294cm" svg:y="11.61cm">
          <draw:image xlink:href="Pictures/1000000000000178000000E6FB2BCF4D963A47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使用PLATINUM估计激励信号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1:38:02.799037486</meta:creation-date>
    <dc:date>2018-07-12T19:57:18.815687143</dc:date>
    <meta:editing-duration>PT8H18M21S</meta:editing-duration>
    <meta:editing-cycles>32</meta:editing-cycles>
    <meta:generator>LibreOffice/5.1.6.2$Linux_X86_64 LibreOffice_project/10m0$Build-2</meta:generator>
    <meta:document-statistic meta:object-count="66"/>
  </office:meta>
</office:document-meta>
</file>